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2528" officeooo:paragraph-rsid="00022528"/>
    </style:style>
    <style:style style:name="P2" style:family="paragraph" style:parent-style-name="Standard">
      <style:text-properties officeooo:rsid="0002756f" officeooo:paragraph-rsid="0002756f"/>
    </style:style>
    <style:style style:name="T1" style:family="text">
      <style:text-properties officeooo:rsid="000225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itcoinlib</text:p>
      <text:p text:style-name="Standard"><text:a xlink:type="simple" xlink:href="https://pypi.org/project/bitcoinlib/" text:style-name="Internet_20_link" text:visited-style-name="Visited_20_Internet_20_Link">https://pypi.org/project/bitcoinlib/</text:a></text:p>
      <text:p text:style-name="Standard"/>
      <text:p text:style-name="Standard">web3.py</text:p>
      <text:p text:style-name="Standard"><text:a xlink:type="simple" xlink:href="https://web3py.readthedocs.io/en/stable/" text:style-name="Internet_20_link" text:visited-style-name="Visited_20_Internet_20_Link">https://web3py.readthedocs.io/en/stable/</text:a></text:p>
      <text:p text:style-name="Standard"/>
      <text:p text:style-name="Standard">litecoin_rpc</text:p>
      <text:p text:style-name="Standard"><text:a xlink:type="simple" xlink:href="https://docs.blockdaemon.com/docs/how-to-connect-to-litecoin" text:style-name="Internet_20_link" text:visited-style-name="Visited_20_Internet_20_Link">https://docs.blockdaemon.com/docs/how-to-connect-to-litecoin</text:a></text:p>
      <text:p text:style-name="Standard"/>
      <text:p text:style-name="Standard">tether_python</text:p>
      <text:p text:style-name="Standard"><text:a xlink:type="simple" xlink:href="https://stackoverflow.com/questions/70982848/can-i-create-usdt-wallet-with-python" text:style-name="Internet_20_link" text:visited-style-name="Visited_20_Internet_20_Link">https://stackoverflow.com/questions/70982848/can-i-create-usdt-wallet-with-python</text:a></text:p>
      <text:p text:style-name="Standard"/>
      <text:p text:style-name="P1">monero</text:p>
      <text:p text:style-name="Standard"><text:a xlink:type="simple" xlink:href="https://monero-python.readthedocs.io/en/latest/" text:style-name="Internet_20_link" text:visited-style-name="Visited_20_Internet_20_Link">https://monero-python.readthedocs.io/en/latest/</text:a></text:p>
      <text:p text:style-name="Standard"/>
      <text:p text:style-name="Standard">import xrpl-<text:span text:style-name="T1">py</text:span></text:p>
      <text:p text:style-name="Standard"><text:a xlink:type="simple" xlink:href="https://xrpl.org/client-libraries.html" text:style-name="Internet_20_link" text:visited-style-name="Visited_20_Internet_20_Link">https://xrpl.org/client-libraries.html</text:a></text:p>
      <text:p text:style-name="Standard"/>
      <text:p text:style-name="P2">cardano-tools</text:p>
      <text:p text:style-name="P2"><text:a xlink:type="simple" xlink:href="https://pypi.org/project/cardano-tools/" text:style-name="Internet_20_link" text:visited-style-name="Visited_20_Internet_20_Link">https://pypi.org/project/cardano-tools/</text:a></text:p>
      <text:p text:style-name="P2"/>
      <text:p text:style-name="P2">solanasdk.py</text:p>
      <text:p text:style-name="P2"><text:a xlink:type="simple" xlink:href="https://pypi.org/project/solana-sdk/" text:style-name="Internet_20_link" text:visited-style-name="Visited_20_Internet_20_Link">https://pypi.org/project/solana-sdk/</text:a></text:p>
      <text:p text:style-name="P2"/>
      <text:p text:style-name="P2">avax-python</text:p>
      <text:p text:style-name="P2"><text:a xlink:type="simple" xlink:href="https://crypto.bi/avalanche-network-listener/" text:style-name="Internet_20_link" text:visited-style-name="Visited_20_Internet_20_Link">https://crypto.bi/avalanche-network-listener/</text:a></text:p>
      <text:p text:style-name="P2"/>
      <text:p text:style-name="P2"/>
      <text:p text:style-name="P2">polygon</text:p>
      <text:p text:style-name="P2"><text:a xlink:type="simple" xlink:href="https://pypi.org/project/polygon/" text:style-name="Internet_20_link" text:visited-style-name="Visited_20_Internet_20_Link">https://pypi.org/project/polygon/</text:a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17:36:10.246701850</meta:creation-date>
    <dc:date>2023-11-10T17:56:32.322024957</dc:date>
    <meta:editing-duration>PT10M2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21" meta:character-count="560" meta:non-whitespace-character-count="559"/>
  </office:meta>
</office:document-meta>
</file>